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officeooo:rsid="001eb9ac" officeooo:paragraph-rsid="0028511c"/>
    </style:style>
    <style:style style:name="P3" style:family="paragraph" style:parent-style-name="Standard">
      <style:text-properties fo:language="pt" fo:country="PT" officeooo:rsid="001d4002" officeooo:paragraph-rsid="001d4002"/>
    </style:style>
    <style:style style:name="P4" style:family="paragraph" style:parent-style-name="Standard">
      <style:text-properties fo:language="pt" fo:country="PT" officeooo:rsid="002a4da7" officeooo:paragraph-rsid="002b7804"/>
    </style:style>
    <style:style style:name="P5" style:family="paragraph" style:parent-style-name="Standard">
      <style:text-properties fo:language="pt" fo:country="PT" officeooo:rsid="001fea7c" officeooo:paragraph-rsid="0028511c"/>
    </style:style>
    <style:style style:name="P6" style:family="paragraph" style:parent-style-name="Standard">
      <style:text-properties fo:language="pt" fo:country="PT" officeooo:rsid="002b7804" officeooo:paragraph-rsid="002b7804"/>
    </style:style>
    <style:style style:name="P7" style:family="paragraph" style:parent-style-name="Standard">
      <style:text-properties fo:language="pt" fo:country="PT" officeooo:rsid="002a4da7" officeooo:paragraph-rsid="002b7804"/>
    </style:style>
    <style:style style:name="T1" style:family="text">
      <style:text-properties officeooo:rsid="001d4002"/>
    </style:style>
    <style:style style:name="T2" style:family="text">
      <style:text-properties officeooo:rsid="001fea7c"/>
    </style:style>
    <style:style style:name="T3" style:family="text">
      <style:text-properties officeooo:rsid="00297cde"/>
    </style:style>
    <style:style style:name="T4" style:family="text">
      <style:text-properties officeooo:rsid="002b7804"/>
    </style:style>
    <style:style style:name="T5" style:family="text">
      <style:text-properties officeooo:rsid="00304aa7"/>
    </style:style>
    <style:style style:name="T6" style:family="text">
      <style:text-properties officeooo:rsid="00310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3">descrição do problema</text:span></text:p>
      <text:p text:style-name="P2">Em termos gerais, <text:span text:style-name="T2">o desafio proposto consiste em criar um programa que permitisse um ou até 4 <text:s/>jogadores jogar uma versão modificada do clássico Mastermind. O programa a implementar tem de seguir uma estrutura descrita no enunciado:</text:span></text:p>
      <text:p text:style-name="P5">- primeiramente, deve perguntar ao utilizador qual a configuração que o jogo deve ter (numero de jogadores e respetivos nomes, numero de jogos, dimensão e complexidade da chave, limite máximo de tempo e jogadas por jogo, );</text:p>
      <text:p text:style-name="P5">- de seguida deve executar a sequencia de jogos para cada jogador;</text:p>
      <text:p text:style-name="P5">- finalmente apresenta as estatísticas em três categorias: vencedor do torneio (mais jogos ganhos, desempata pelo tempo médio de jogo); jogo mais rápido (chave acertada em menos tempo, desempata pelo numero de jogadas); jogo mais curto (chave acertada em menos jogadas, desempata pelo tempo de jogo).</text:p>
      <text:p text:style-name="P1"/>
      <text:p text:style-name="P1">-<text:span text:style-name="T1">abordagem</text:span></text:p>
      <text:p text:style-name="P4">Por haver certas liberdades e ambiguidades, decisões tiveram de ser tomadas <text:span text:style-name="T4">que definiram a nossa abordagem deste projeto:</text:span></text:p>
      <text:p text:style-name="P6">- <text:s/>consideramos este programa como executando um torneio e como tal as regras e configurações são idênticas para todos os participantes;</text:p>
      <text:p text:style-name="P4">- <text:span text:style-name="T4">os nomes dos jogadores podem aceitar todo o tipo de caracteres tal como os “nicknames” dos jogos atuais desde que não ultrapasse o limite máximo imposto;</text:span></text:p>
      <text:p text:style-name="P4">- <text:span text:style-name="T4">durante o jogo, qualquer jogada invalida (cores não disponiveis ou outras letras, numeros, ou caracteres especiais) é considerada como um erro de atenção não sendo contabilizada como um erro uma tentativa, no entanto o tempo do jogo continua a correr normalmente;</text:span></text:p>
      <text:p text:style-name="P4">- <text:span text:style-name="T5">como exigido no enunciado, as cores serão representadas por letras maiusculas, no entanto o programa aceita letras maiusculas e minusculas (desde que as letras da tentava sejam validas);</text:span></text:p>
      <text:p text:style-name="P4">- <text:span text:style-name="T6">no caso de nenhum jogador ter ganho nem um jogo, as estatiscas apresentam uma mensagem dizendo que não há vencedores em nenhuma categoria;</text:span></text:p>
      <text:p text:style-name="P4">- <text:span text:style-name="T6">todos os “inputs” são verificados e em caso algum o programa pode entrar em “loops” infinitos ou fechar porque o input não é o esperado. Por outras palavras, o utilizador pode inserir qualquer input, e mesmo que se engane não tem de correr o programa do inicio.</text:span></text:p>
      <text:p text:style-name="P1"/>
      <text:p text:style-name="P1"/>
      <text:p text:style-name="P1">-<text:span text:style-name="T1">arquitetura do programa</text:span></text:p>
      <text:p text:style-name="P1">-<text:span text:style-name="T3">descrição das estruturas de dados</text:span></text:p>
      <text:p text:style-name="P1">-<text:span text:style-name="T3">descrição dos algoritmos(funções)</text:span></text:p>
      <text:p text:style-name="P3">-funcionamento do programa</text:p>
      <text:p text:style-name="P3">-ex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6:09.444735247</meta:creation-date>
    <dc:date>2019-03-22T16:48:08.349524088</dc:date>
    <meta:editing-duration>PT2H28M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360" meta:character-count="2249" meta:non-whitespace-character-count="1905"/>
  </office:meta>
</office:document-meta>
</file>